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  <style:text-properties style:text-position="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  <style:text-properties style:text-position="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e5e5e5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4c4c4c"/>
    </style:style>
    <style:style style:name="ce5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67" style:family="table-cell" style:parent-style-name="Default">
      <style:table-cell-properties fo:background-color="#e5e5e5"/>
      <style:text-properties fo:color="#000000"/>
    </style:style>
    <style:style style:name="ce6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/>
    </style:style>
    <style:style style:name="ce70" style:family="table-cell" style:parent-style-name="Default">
      <style:table-cell-properties fo:background-color="#000000"/>
      <style:text-properties fo:color="#808080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19"/>
        </table:table-row>
        <table:table-row table:style-name="ro1">
          <table:table-cell table:style-name="ce1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20"/>
          <table:covered-table-cell table:number-columns-repeated="6" table:style-name="ce1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1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14"/>
          <table:table-cell table:style-name="ce14"/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5">
          <table:table-cell table:style-name="ce1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14"/>
          <table:table-cell/>
          <table:table-cell table:style-name="ce1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14"/>
        </table:table-row>
        <table:table-row table:style-name="ro1">
          <table:covered-table-cell table:number-columns-repeated="4" table:style-name="ce14"/>
          <table:table-cell/>
          <table:table-cell table:style-name="ce25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14"/>
        </table:table-row>
        <table:table-row table:style-name="ro1">
          <table:table-cell table:style-name="ce1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21"/>
          <table:table-cell/>
          <table:table-cell table:style-name="ce1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14"/>
        </table:table-row>
        <table:table-row table:style-name="ro1">
          <table:table-cell table:style-name="ce1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14"/>
          <table:table-cell/>
          <table:covered-table-cell table:number-columns-repeated="3" table:style-name="ce14"/>
        </table:table-row>
        <table:table-row table:style-name="ro1">
          <table:covered-table-cell table:number-columns-repeated="4" table:style-name="ce14"/>
          <table:table-cell/>
          <table:covered-table-cell table:number-columns-repeated="3" table:style-name="ce14"/>
        </table:table-row>
        <table:table-row table:style-name="ro1">
          <table:table-cell table:number-columns-repeated="5"/>
          <table:covered-table-cell table:number-columns-repeated="3" table:style-name="ce14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14"/>
          <table:table-cell table:style-name="ce14"/>
          <table:table-cell/>
          <table:table-cell table:style-name="ce26" office:value-type="string" calcext:value-type="string">
            <text:p>Attention : l'onglet des données doit être nommé 'Data'</text:p>
          </table:table-cell>
          <table:table-cell table:style-name="ce32" table:number-columns-repeated="2"/>
        </table:table-row>
        <table:table-row table:style-name="ro6">
          <table:table-cell table:style-name="ce1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14"/>
          <table:table-cell table:number-columns-repeated="4"/>
        </table:table-row>
        <table:table-row table:style-name="ro5">
          <table:table-cell table:style-name="ce18" office:value-type="string" calcext:value-type="string">
            <text:p>texte</text:p>
          </table:table-cell>
          <table:table-cell table:style-name="ce2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22"/>
          <table:table-cell/>
          <table:table-cell table:style-name="ce1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14"/>
        </table:table-row>
        <table:table-row table:style-name="ro1">
          <table:table-cell table:style-name="ce18" office:value-type="string" calcext:value-type="string">
            <text:p>texteLong</text:p>
          </table:table-cell>
          <table:table-cell table:style-name="ce2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22"/>
          <table:table-cell/>
          <table:table-cell table:style-name="ce14" table:number-columns-repeated="3"/>
        </table:table-row>
        <table:table-row table:style-name="ro6">
          <table:table-cell table:style-name="ce18" office:value-type="string" calcext:value-type="string">
            <text:p>liste</text:p>
          </table:table-cell>
          <table:table-cell table:style-name="ce2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22"/>
          <table:table-cell/>
          <table:table-cell table:style-name="ce27" office:value-type="string" calcext:value-type="string">
            <text:p>Affichage</text:p>
          </table:table-cell>
          <table:table-cell table:style-name="ce27" office:value-type="string" calcext:value-type="string">
            <text:p>Édition</text:p>
          </table:table-cell>
          <table:table-cell table:style-name="ce33"/>
        </table:table-row>
        <table:table-row table:style-name="ro1">
          <table:table-cell table:style-name="ce18" office:value-type="string" calcext:value-type="string">
            <text:p>caseÀCocher</text:p>
          </table:table-cell>
          <table:table-cell table:style-name="ce2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18" office:value-type="string" calcext:value-type="string">
            <text:p>caseCochée</text:p>
          </table:table-cell>
          <table:table-cell table:style-name="ce2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8">
          <table:table-cell table:style-name="ce18" office:value-type="string" calcext:value-type="string">
            <text:p>date</text:p>
          </table:table-cell>
          <table:table-cell table:style-name="ce22" office:value-type="string" calcext:value-type="string" table:number-columns-spanned="3" table:number-rows-spanned="1">
            <text:p>dat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style-name="ce18" office:value-type="string" calcext:value-type="string">
            <text:p>nombre</text:p>
          </table:table-cell>
          <table:table-cell table:style-name="ce22" office:value-type="string" calcext:value-type="string" table:number-columns-spanned="3" table:number-rows-spanned="1">
            <text:p>nombr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18" office:value-type="string" calcext:value-type="string">
            <text:p>statique</text:p>
          </table:table-cell>
          <table:table-cell table:style-name="ce2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23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</table:table>
      <table:table table:name="Data" table:style-name="ta1">
        <table:table-column table:style-name="co7" table:default-cell-style-name="ce70"/>
        <table:table-column table:style-name="co2" table:default-cell-style-name="Default"/>
        <table:table-row table:style-name="ro1">
          <table:table-cell table:style-name="ce66"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ute la semaine</text:p>
          </table:table-cell>
          <table:table-cell office:value-type="string" calcext:value-type="string">
            <text:p>Date d'arrivée</text:p>
          </table:table-cell>
          <table:table-cell office:value-type="string" calcext:value-type="string">
            <text:p>Date de départ</text:p>
          </table:table-cell>
          <table:table-cell office:value-type="string" calcext:value-type="string">
            <text:p>Ont une tente</text:p>
          </table:table-cell>
          <table:table-cell office:value-type="string" calcext:value-type="string">
            <text:p>Places dans la tente</text:p>
          </table:table-cell>
          <table:table-cell office:value-type="string" calcext:value-type="string">
            <text:p>Combien êtes vo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ntaire</text:p>
          </table:table-cell>
          <table:table-cell/>
        </table:table-row>
        <table:table-row-group>
          <table:table-row table:style-name="ro1">
            <table:table-cell table:style-name="ce6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67" table:content-validation-name="val1" office:value-type="string" calcext:value-type="string">
              <text:p>texte*</text:p>
            </table:table-cell>
            <table:table-cell table:style-name="ce67" table:content-validation-name="val1" office:value-type="string" calcext:value-type="string">
              <text:p>caseCochée</text:p>
            </table:table-cell>
            <table:table-cell table:style-name="ce67" table:content-validation-name="val1" office:value-type="string" calcext:value-type="string">
              <text:p>date</text:p>
            </table:table-cell>
            <table:table-cell table:style-name="ce67" table:content-validation-name="val1" office:value-type="string" calcext:value-type="string">
              <text:p>date</text:p>
            </table:table-cell>
            <table:table-cell table:style-name="ce67" table:content-validation-name="val1" office:value-type="string" calcext:value-type="string">
              <text:p>caseÀCocher</text:p>
            </table:table-cell>
            <table:table-cell table:style-name="ce67" table:content-validation-name="val1" office:value-type="string" calcext:value-type="string">
              <text:p>nombre</text:p>
            </table:table-cell>
            <table:table-cell table:style-name="ce67" table:content-validation-name="val1" office:value-type="string" calcext:value-type="string">
              <text:p>nombre*</text:p>
            </table:table-cell>
            <table:table-cell table:style-name="ce67" table:content-validation-name="val1" office:value-type="string" calcext:value-type="string">
              <text:p>liste*</text:p>
            </table:table-cell>
            <table:table-cell table:style-name="ce67" table:content-validation-name="val1" office:value-type="string" calcext:value-type="string">
              <text:p>texteLong</text:p>
            </table:table-cell>
            <table:table-cell table:style-name="ce67" table:content-validation-name="val1"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67"/>
            <table:table-cell table:style-name="ce67"/>
            <table:table-cell table:style-name="ce67"/>
            <table:table-cell table:style-name="ce67"/>
            <table:table-cell table:style-name="ce67"/>
            <table:table-cell table:style-name="ce67"/>
            <table:table-cell table:style-name="ce67"/>
            <table:table-cell table:style-name="ce67" office:value-type="string" calcext:value-type="string">
              <text:p>J'ai une voiture, J'ai besoin d'une place en voiture, J'ai mon vélo, Je ne compte que sur mes pieds</text:p>
            </table:table-cell>
            <table:table-cell table:style-name="ce67"/>
            <table:table-cell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67"/>
            <table:table-cell table:style-name="ce67" office:value-type="string" calcext:value-type="string">
              <text:p>Viendrez-vous toute la semaine ?</text:p>
            </table:table-cell>
            <table:table-cell table:style-name="ce67" office:value-type="string" calcext:value-type="string">
              <text:p>Si non, date d'arrivée</text:p>
            </table:table-cell>
            <table:table-cell table:style-name="ce67" office:value-type="string" calcext:value-type="string">
              <text:p>Si non, date de départ</text:p>
            </table:table-cell>
            <table:table-cell table:style-name="ce67" office:value-type="string" calcext:value-type="string">
              <text:p>Avez-vous une tente ?</text:p>
            </table:table-cell>
            <table:table-cell table:style-name="ce67" office:value-type="string" calcext:value-type="string">
              <text:p>Nombre de places dans votre tente ?</text:p>
            </table:table-cell>
            <table:table-cell table:style-name="ce67" office:value-type="string" calcext:value-type="string">
              <text:p>Comptez les enfants, mais pas les chats</text:p>
            </table:table-cell>
            <table:table-cell table:style-name="ce67" office:value-type="string" calcext:value-type="string">
              <text:p>Comment viendrez-vous ?</text:p>
            </table:table-cell>
            <table:table-cell table:style-name="ce67"/>
            <table:table-cell/>
          </table:table-row>
        </table:table-row-group>
        <table:table-row table:style-name="ro1">
          <table:table-cell table:style-name="ce68"/>
          <table:table-cell office:value-type="string">
            <text:p>Lisa</text:p>
          </table:table-cell>
          <table:table-cell office:value="1" office:value-type="float"/>
          <table:table-cell/>
          <table:table-cell/>
          <table:table-cell office:value="1" office:value-type="float"/>
          <table:table-cell office:value="2.0" office:value-type="float"/>
          <table:table-cell office:value="1.0" office:value-type="float"/>
          <table:table-cell office:value-type="string">
            <text:p>J'ai besoin d'une place en voiture</text:p>
          </table:table-cell>
          <table:table-cell/>
          <table:table-cell/>
        </table:table-row>
        <table:table-row table:style-name="ro1">
          <table:table-cell table:style-name="ce66" office:value-type="string" calcext:value-type="string">
            <text:p>Titre général :</text:p>
          </table:table-cell>
          <table:table-cell office:value-type="string">
            <text:p>Simon</text:p>
          </table:table-cell>
          <table:table-cell office:value="1" office:value-type="float"/>
          <table:table-cell/>
          <table:table-cell/>
          <table:table-cell/>
          <table:table-cell/>
          <table:table-cell office:value="1.0" office:value-type="float"/>
          <table:table-cell office:value-type="string">
            <text:p>J'ai une voiture</text:p>
          </table:table-cell>
          <table:table-cell/>
          <table:table-cell/>
        </table:table-row>
        <table:table-row table:style-name="ro1">
          <table:table-cell table:style-name="ce69" office:value-type="string" calcext:value-type="string">
            <text:p>Vacances campé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6" office:value-type="string" calcext:value-type="string">
            <text:p>Description générale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9" office:value-type="string" calcext:value-type="string">
            <text:p>On part camper la première semaine de l'été prochain. Qui vient avec nous 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6" office:value-type="string" calcext:value-type="string">
            <text:p>Affichage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9" table:content-validation-name="val2" office:value-type="string" calcext:value-type="string">
            <text:p>tableau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6" office:value-type="string" calcext:value-type="string">
            <text:p>Édition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9" table:content-validation-name="val3" office:value-type="string" calcext:value-type="string">
            <text:p>n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Vos résulta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Nombre de réponses :</text:p>
          </table:table-cell>
          <table:covered-table-cell table:style-name="ce24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 table:number-columns-spanned="2" table:number-rows-spanned="1">
            <text:p>Somme du champ 2 :</text:p>
          </table:table-cell>
          <table:covered-table-cell table:style-name="ce24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58:03.13992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9:06:54.996033</dc:date>
    <meta:editing-duration>PT3H43M23S</meta:editing-duration>
    <meta:editing-cycles>19</meta:editing-cycles>
    <meta:generator>http://pypi.python.org/pypi/ezodf/0.1.0$Python3.4.3+ (default, Jul 28 2015, 13:17:50) 
[GCC 4.9.3]</meta:generator>
    <meta:document-statistic meta:table-count="3" meta:cell-count="88" meta:object-count="0"/>
  </office:meta>
</office:document-meta>
</file>